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3])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neralización del algoritmo al caso E(pq) = E(p)E(q) – 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reación de una librería para operar con polinomios en Z2[x] arbitrariamente grandes, “eficiente”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g fixing de la librería en Z2[x] (moraleja, cuidado con la promoción de tipos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02:11:47.85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4-02-28T02:12:48.700000000</dc:date>
    <meta:editing-duration>PT17M47S</meta:editing-duration>
    <meta:editing-cycles>9</meta:editing-cycles>
    <meta:generator>LibreOffice/7.3.2.2$Windows_X86_64 LibreOffice_project/49f2b1bff42cfccbd8f788c8dc32c1c309559be0</meta:generator>
    <meta:document-statistic meta:table-count="1" meta:cell-count="53" meta:object-count="0"/>
  </office:meta>
</office:document-meta>
</file>